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Default_20_Text">
      <style:paragraph-properties fo:text-align="center" style:justify-single-word="false"/>
    </style:style>
    <style:style style:name="P2"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3"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4" style:family="paragraph" style:parent-style-name="Default_20_Text">
      <style:text-properties fo:color="#000000" style:font-name="Times New Roman" fo:font-size="12pt" style:font-name-asian="Courier" style:font-size-asian="12pt" style:font-name-complex="Courier" style:font-size-complex="12pt"/>
    </style:style>
    <style:style style:name="P5" style:family="paragraph" style:parent-style-name="Default_20_Text">
      <style:text-properties fo:color="#000000" style:font-name="Courier New" fo:font-size="10pt" fo:font-weight="normal" style:font-size-asian="10pt" style:font-weight-asian="normal" style:font-size-complex="10pt" style:font-weight-complex="normal"/>
    </style:style>
    <style:style style:name="P6" style:family="paragraph" style:parent-style-name="Default_20_Text">
      <style:text-properties fo:font-weight="normal" style:font-weight-asian="normal" style:font-weight-complex="normal"/>
    </style:style>
    <style:style style:name="P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0.5pt" style:font-name-complex="Courier" style:font-size-complex="12pt"/>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P11"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New2" style:font-size-asian="10pt" style:font-name-complex="Courier New2" style:font-size-complex="10pt"/>
    </style:style>
    <style:style style:name="P14"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5"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16" style:family="paragraph" style:parent-style-name="Default_20_Text">
      <style:paragraph-properties fo:margin-left="0in" fo:margin-right="0in" fo:margin-top="0in" fo:margin-bottom="0in" fo:line-height="100%" fo:text-indent="0in" style:auto-text-indent="false" style:text-autospace="none" style:writing-mode="lr-tb"/>
      <style:text-properties style:font-name-asian="Courier" style:font-name-complex="Courier"/>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8" style:family="paragraph" style:parent-style-name="Default_20_Text">
      <style:paragraph-properties fo:margin-left="0in" fo:margin-right="0in" fo:margin-top="0in" fo:margin-bottom="0in" fo:line-height="100%" fo:text-indent="0in" style:auto-text-indent="false" style:text-autospace="none"/>
    </style:style>
    <style:style style:name="P19"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22"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3"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4" style:family="paragraph" style:parent-style-name="Default_20_Text">
      <style:paragraph-properties fo:margin-left="0.5in" fo:margin-right="0in" fo:text-indent="0in" style:auto-text-indent="false"/>
    </style:style>
    <style:style style:name="P25" style:family="paragraph" style:parent-style-name="Heading_20_2">
      <style:text-properties fo:font-style="italic" style:font-style-asian="italic" style:font-style-complex="italic"/>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fo:font-style="italic" style:font-name-asian="Courier" style:font-size-asian="10pt" style:font-style-asian="italic" style:font-name-complex="Courier" style:font-size-complex="10pt" style:font-style-complex="italic"/>
    </style:style>
    <style:style style:name="P2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normal" style:font-name-asian="Courier" style:font-size-asian="12pt" style:font-style-asian="normal" style:font-name-complex="Courier" style:font-size-complex="12pt" style:font-style-complex="normal"/>
    </style:style>
    <style:style style:name="P3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1" style:family="paragraph" style:parent-style-name="Default_20_Text"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3" style:family="paragraph" style:parent-style-name="Default_20_Text"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4"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2" fo:font-size="12pt" style:font-name-asian="Courier" style:font-size-asian="12pt" style:font-name-complex="Courier" style:font-size-complex="12pt"/>
    </style:style>
    <style:style style:name="P35" style:family="paragraph" style:parent-style-name="Default_20_Text">
      <style:text-properties fo:color="#000000" style:font-name="Courier New" fo:font-size="10pt" fo:font-weight="normal" style:font-name-asian="Courier" style:font-size-asian="10pt" style:font-weight-asian="normal" style:font-name-complex="Courier" style:font-size-complex="10pt" style:font-weight-complex="normal"/>
    </style:style>
    <style:style style:name="P36" style:family="paragraph" style:parent-style-name="Default_20_Text" style:list-style-name="L2"/>
    <style:style style:name="P37"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8"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9"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40"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41"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2"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43" style:family="paragraph" style:parent-style-name="Heading_20_2">
      <style:text-properties style:font-name-asian="Courier" style:font-name-complex="Courier"/>
    </style:style>
    <style:style style:name="P44" style:family="paragraph" style:parent-style-name="Heading_20_1">
      <style:text-properties fo:color="#000000" fo:font-weight="bold" style:font-weight-asian="bold" style:font-weight-complex="bold"/>
    </style:style>
    <style:style style:name="P45" style:family="paragraph" style:parent-style-name="Heading_20_1">
      <style:text-properties fo:font-weight="bold" style:font-weight-asian="bold" style:font-weight-complex="bold"/>
    </style:style>
    <style:style style:name="P46" style:family="paragraph" style:parent-style-name="Heading_20_1">
      <style:paragraph-properties fo:margin-left="-0.0091in" fo:margin-right="0in" fo:text-indent="0in" style:auto-text-indent="false"/>
      <style:text-properties fo:color="#000000" fo:font-weight="bold" style:font-weight-asian="bold" style:font-weight-complex="bold"/>
    </style:style>
    <style:style style:name="P4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style:font-name-asian="Courier" style:font-size-asian="10pt" style:font-name-complex="Courier" style:font-size-complex="10pt"/>
    </style:style>
    <style:style style:name="T5" style:family="text">
      <style:text-properties style:font-name="Courier New" fo:font-size="10pt" fo:font-style="italic" style:font-size-asian="10pt" style:font-style-asian="italic" style:font-size-complex="10pt" style:font-style-complex="italic"/>
    </style:style>
    <style:style style:name="T6"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T11" style:family="text">
      <style:text-properties style:font-name="Courier"/>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Times New Roman" fo:font-size="12pt" fo:font-weight="bold" style:font-size-asian="12pt" style:font-weight-asian="bold" style:font-size-complex="12pt" style:font-weight-complex="bold"/>
    </style:style>
    <style:style style:name="T15" style:family="text">
      <style:text-properties fo:color="#000000" style:font-name="Times New Roman" fo:font-size="12pt" fo:font-style="normal" style:font-name-asian="Courier" style:font-size-asian="12pt" style:font-style-asian="normal" style:font-name-complex="Courier" style:font-size-complex="12pt" style:font-style-complex="normal"/>
    </style:style>
    <style:style style:name="T16" style:family="text">
      <style:text-properties fo:color="#000000" style:font-name="Times New Roman"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fo:font-size="10pt" style:font-size-asian="10pt" style:font-size-complex="10pt"/>
    </style:style>
    <style:style style:name="T20" style:family="text">
      <style:text-properties fo:color="#000000" style:font-name="Times New Roman1" fo:font-size="12pt" style:font-size-asian="12pt" style:font-size-complex="12pt"/>
    </style:style>
    <style:style style:name="T21" style:family="text">
      <style:text-properties fo:color="#000000" style:font-name="Times New Roman1" fo:font-size="12pt" style:font-name-asian="Calibri-Bold" style:font-size-asian="12pt" style:font-name-complex="Calibri-Bold" style:font-size-complex="12pt"/>
    </style:style>
    <style:style style:name="T22" style:family="text">
      <style:text-properties fo:font-weight="bold" style:font-weight-asian="bold" style:font-weight-complex="bold"/>
    </style:style>
    <style:style style:name="T23" style:family="text">
      <style:text-properties style:font-name-asian="Courier" style:font-name-complex="Courier"/>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Arial" fo:font-size="10pt" fo:font-style="italic" style:font-size-asian="10pt" style:font-style-asian="italic" style:font-size-complex="10pt" style:font-style-complex="italic"/>
    </style:style>
    <style:style style:name="T27" style:family="text">
      <style:text-properties style:font-name="Arial" fo:font-size="10pt" fo:font-style="normal" style:font-size-asian="10pt" style:font-style-asian="normal" style:font-size-complex="10pt" style:font-style-complex="normal"/>
    </style:style>
    <style:style style:name="T28" style:family="text">
      <style:text-properties style:font-name="Times New Roman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2 <text:s/>How to Install Additional Software</text:p>
      <text:p text:style-name="P1"><text:date style:data-style-name="N37" text:date-value="2010-01-07T11:00:57.95" text:fixed="true">01/07/10</text:date>, <text:time style:data-style-name="N43" text:time-value="2010-01-07T11:01:04.94"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1. Introduction|outline">1.0 <text:s/>Introduction</text:a><text:tab/>1</text:p>
          <text:p text:style-name="P26"><text:a xlink:type="simple" xlink:href="#2. Install Additional Software for Stateless and Statelite Nodes|outline">2.0 <text:s/>Install Additional Software for Stateless and Statelite Nodes</text:a><text:tab/>2</text:p>
          <text:p text:style-name="P26"><text:a xlink:type="simple" xlink:href="#3. Install Additional Software for Stateful Nodes|outline">3.0 <text:s/>Install Additional Software for Stateful Nodes</text:a><text:tab/>3</text:p>
          <text:p text:style-name="P26"><text:a xlink:type="simple" xlink:href="#4. Install Additional Software for Stateful Nodes after the Nodes are Up and Running|outline">4.0 <text:s/>Install Additional Software for Stateful Nodes after the Nodes are Up and Running</text:a><text:tab/>5</text:p>
          <text:p text:style-name="P26"><text:a xlink:type="simple" xlink:href="#5. Install Additional Software for Statelite Nodes after the Nodes are Up and Running|outline">5.0 <text:s/>Install Additional Software for Statelite Nodes after the Nodes are Up and Running</text:a><text:tab/>5</text:p>
          <text:p text:style-name="P26"><text:a xlink:type="simple" xlink:href="#6. Rerun Postscripts or Run Additional Scripts with the updatenode Command|outline">6.0 <text:s/>Rerun Postscripts or Run Additional Scripts with the updatenode Command</text:a><text:tab/>5</text:p>
          <text:p text:style-name="P26"><text:a xlink:type="simple" xlink:href="#7. Appendix A:  File Format for otherpkgs.pkglist File|outline">7.0 <text:s/>Appendix A: <text:s/>File Format for otherpkgs.pkglist File</text:a><text:tab/>6</text:p>
          <text:p text:style-name="P26"><text:a xlink:type="simple" xlink:href="#8. Appendix B:  File Format for .pkglist File|outline">8.0 <text:s/>Appendix B: <text:s/>File Format for .pkglist File</text:a><text:tab/>8</text:p>
        </text:index-body>
      </text:table-of-content>
      <text:p text:style-name="Date"/>
      <text:p text:style-name="Date"/>
      <text:p text:style-name="P2"/>
      <text:h text:style-name="Heading_20_1" text:outline-level="1"><text:bookmark-start text:name="__RefHeading__741_2059378448"/><text:s/>Introduction<text:bookmark-end text:name="__RefHeading__741_2059378448"/></text:h>
      <text:p text:style-name="Default_20_Text">xCAT 2 Cookbook illustrates how you can install the operating systems on the nodes. There are times you want to install addition software. This document explains how you can add additional software into the cluster for stateful, stateless and statelite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
      <text:p text:style-name="Heading_20_2">1.1 Package list file and other package list files</text:p>
      <text:p text:style-name="Default_20_Text"><text:s text:c="4"/>The name of the rpms that will be installed to the node are stored in the packages list files. <text:s/>There are two kinds of package list files. The names of the rpms that comes from the os destro are stored in <text:span text:style-name="T6">.pkglist</text:span> file. It is called a <text:span text:style-name="T22">package list file</text:span>. The name of the rpms that do <text:s/>NOT come from the os distro are stored in <text:span text:style-name="T6">.otherpkgs.pkglist</text:span> file. <text:span text:style-name="T15">It is called a </text:span><text:span text:style-name="T16">other package list file</text:span><text:span text:style-name="T15">. </text:span>These files are located under the following directories:</text:p>
      <text:p text:style-name="Default_20_Text">For statefull:</text:p>
      <text:p text:style-name="P24">Customized file location: <text:span text:style-name="T5">/install/custom/install/&lt;ostype&gt;</text:span></text:p>
      <text:p text:style-name="P24">Default file location: <text:span text:style-name="T5">/opt/xcat/share/xcat/install/&lt;ostype&gt;</text:span></text:p>
      <text:p text:style-name="P20">For stateless and statelite:</text:p>
      <text:p text:style-name="P24">Customized: <text:span text:style-name="T5">/install/custom/netboot/&lt;ostype&gt;</text:span></text:p>
      <text:p text:style-name="P24">Default file location: <text:span text:style-name="T5">/opt/xcat/share/xcat/netboot/&lt;ostype&gt;</text:span></text:p>
      <text:p text:style-name="P7">Where <text:span text:style-name="T5">&lt;ostype&gt;</text:span> can have the following values:</text:p>
      <text:p text:style-name="P23">rh</text:p>
      <text:p text:style-name="P23">centos</text:p>
      <text:p text:style-name="P23">fedora</text:p>
      <text:p text:style-name="P23">sles</text:p>
      <text:p text:style-name="P23">SL (For Scientific Linux)</text:p>
      <text:p text:style-name="P7"><text:soft-page-break/>xCAT's searching order for the package list file is to search customized file location first, then the default file location. For each location, the file name is searched by the following order:</text:p>
      <text:p text:style-name="P27"><text:s text:c="8"/>&lt;profile&gt;.&lt;os&gt;.&lt;arch&gt;.extension</text:p>
      <text:p text:style-name="P27"><text:s text:c="8"/>&lt;profile&gt;.&lt;os&gt;.extension</text:p>
      <text:p text:style-name="P27"><text:s text:c="8"/>&lt;profile&gt;.&lt;arch&gt;.extension</text:p>
      <text:p text:style-name="P27"><text:s text:c="8"/>&lt;profile&gt;.extension</text:p>
      <text:p text:style-name="P7">where extension can be <text:span text:style-name="T5">pkglist </text:span>or <text:span text:style-name="T5">otherpkgs.pkglist. </text:span></text:p>
      <text:p text:style-name="P27"/>
      <text:p text:style-name="P7">Use the following command to find out <text:s/><text:span text:style-name="T2">&lt;profile&gt;, </text:span><text:span text:style-name="T2">&lt;os&gt; </text:span>and <text:span text:style-name="T10">&lt;</text:span><text:span text:style-name="T2">arch&gt;</text:span><text:span text:style-name="T10"> <text:s/></text:span>for a node.</text:p>
      <text:p text:style-name="P14"><text:s text:c="2"/><text:span text:style-name="T1">lsdef node1 -i profile,os,arch</text:span></text:p>
      <text:p text:style-name="P7"/>
      <text:p text:style-name="P7">For example, </text:p>
      <text:p text:style-name="P12"># lsdef xcatsn22 -i profile,os,arch</text:p>
      <text:p text:style-name="P12">Object name: xcatsn22</text:p>
      <text:p text:style-name="P12"><text:s text:c="4"/>arch=ppc64</text:p>
      <text:p text:style-name="P12"><text:s text:c="4"/>os=sles11</text:p>
      <text:p text:style-name="P12"><text:s text:c="4"/>profile=service-xcattest</text:p>
      <text:p text:style-name="P7">File<text:span text:style-name="T2"> </text:span><text:span text:style-name="T5">/install/custom/install/sles/service-xcattest.sles11.pkglist</text:span><text:span text:style-name="T2"> </text:span>and <text:span text:style-name="T5">/install/custom/install/sles/service-xcattest.sles11.otherpkgs.pkglist </text:span><text:span text:style-name="T25">are the package list and other package list files for node </text:span><text:span text:style-name="T7">xcatsn22</text:span><text:span text:style-name="T25">.</text:span></text:p>
      <text:p text:style-name="P29"/>
      <text:p text:style-name="P29">In the following chapters, you will need to modify these two files to install more rpms to the node. <text:s/></text:p>
      <text:p text:style-name="P25">1.2 OS rpm file location and other rpm file location</text:p>
      <text:p text:style-name="P7"><text:span text:style-name="T25">The rpm files from the OS distro are located in the subdirectories under </text:span><text:span text:style-name="T7">/install/&lt;os&gt;/&lt;arch&gt;</text:span><text:span text:style-name="T26">.</text:span><text:span text:style-name="T5"> </text:span><text:span text:style-name="T25">They got copied to this location by the </text:span><text:span text:style-name="T7">copycds</text:span><text:span text:style-name="T25"> command.</text:span></text:p>
      <text:p text:style-name="P7"><text:span text:style-name="T25">The non OS distro rpms are located in the base or subdirectories under </text:span><text:span text:style-name="T7">/install/post/otherpkgs/&lt;os&gt;/&lt;arch&gt;</text:span><text:span text:style-name="T27">.</text:span><text:span text:style-name="T7"> </text:span><text:span text:style-name="T25">The user needs to copy the rpms to this location manually. </text:span></text:p>
      <text:h text:style-name="Heading_20_1" text:outline-level="1"><text:bookmark-start text:name="__RefHeading__743_2059378448"/><text:s/>Install Additional Software for Stateless and Statelite Nodes<text:bookmark-end text:name="__RefHeading__743_2059378448"/></text:h>
      <text:p text:style-name="P7">1. For rpms from the OS distro, add the new rpm names (without the version number) in the <text:span text:style-name="T2">.pkglist </text:span>file. </text:p>
      <text:p text:style-name="P7">For example, file <text:span text:style-name="T2">/install/custom/netboot/sles/compute.pkglist</text:span><text:span text:style-name="T8"> will look like this after adding </text:span><text:span text:style-name="T2">perl-DBI:</text:span></text:p>
      <text:p text:style-name="P12"><text:s text:c="2"/>bash</text:p>
      <text:p text:style-name="P12"><text:s text:c="2"/>nfs-utils</text:p>
      <text:p text:style-name="P12"><text:s text:c="2"/>openssl</text:p>
      <text:p text:style-name="P12"><text:s text:c="2"/>dhcpcd</text:p>
      <text:p text:style-name="P12"><text:s text:c="2"/>kernel-smp</text:p>
      <text:p text:style-name="P12"><text:s text:c="2"/>openssh</text:p>
      <text:p text:style-name="P12"><text:s text:c="2"/>procps</text:p>
      <text:p text:style-name="P12"><text:s text:c="2"/>psmisc</text:p>
      <text:p text:style-name="P12"><text:s text:c="2"/>resmgr</text:p>
      <text:p text:style-name="P12"><text:s text:c="2"/>wget</text:p>
      <text:p text:style-name="P12"/>
      <text:p text:style-name="P12"><text:soft-page-break/><text:s text:c="2"/>rsync</text:p>
      <text:p text:style-name="P12"><text:s text:c="2"/>timezone</text:p>
      <text:p text:style-name="P12"><text:s text:c="2"/>perl-DBI</text:p>
      <text:p text:style-name="P7"><text:span text:style-name="T28">Please see Appendix B for the format of a</text:span><text:span text:style-name="T2"> .pkglist </text:span><text:span text:style-name="T28">file.</text:span></text:p>
      <text:p text:style-name="P12"/>
      <text:p text:style-name="P7">Update the OS distro rpms on the management node using the <text:span text:style-name="T2">copycds</text:span> command.</text:p>
      <text:p text:style-name="P7"/>
      <text:p text:style-name="P7"/>
      <text:p text:style-name="P7">2. For non OS distro rpms, <text:s/>add the new rpm names (without version number) with their subdirectories into the <text:span text:style-name="T2">.otherpkgs.pkglist</text:span> file.</text:p>
      <text:p text:style-name="P7">Copy the new or updated rpms you are going to add/update to</text:p>
      <text:p text:style-name="P11"><text:s/><text:span text:style-name="T1">/install/post/otherpkgs/&lt;os&gt;/&lt;arch&gt;/*</text:span> <text:span text:style-name="T9">directory or its subdirectories.</text:span></text:p>
      <text:p text:style-name="P7"/>
      <text:p text:style-name="P7">For example, file <text:span text:style-name="T2">/install/custom/netboot/sles/compute.otherpkgs.pkglist</text:span> will look like this if you want to add RSCT packages (src, rsct.core and rsct.core.utils):</text:p>
      <text:p text:style-name="P12"><text:s text:c="2"/>src </text:p>
      <text:p text:style-name="P11"><text:s text:c="2"/>rsct.core </text:p>
      <text:p text:style-name="P12"><text:span text:style-name="T11"><text:s text:c="2"/></text:span>rsct.core.utils</text:p>
      <text:p text:style-name="P7">If you have copied the rpms into a subdirectory, say rsct, then the file should be look like this:</text:p>
      <text:p text:style-name="P12"><text:s text:c="2"/>rsct/src </text:p>
      <text:p text:style-name="P11"><text:s text:c="2"/>rsct/rsct.core </text:p>
      <text:p text:style-name="P12"><text:span text:style-name="T11"><text:s text:c="2"/>rsct/</text:span>rsct.core.utils</text:p>
      <text:p text:style-name="P7">Please see Appendix A for the format of a <text:span text:style-name="T2">otherpkgs.pkglist </text:span>file.</text:p>
      <text:p text:style-name="P7"/>
      <text:p text:style-name="P11"><text:span text:style-name="T9">3.run </text:span>/opt/xcat/share/xcat/netboot/&lt;ostype&gt;/genimage, <text:span text:style-name="T9">the extra rpms are automatically installed into the image. Then run </text:span><text:span text:style-name="T1">packimage</text:span><text:span text:style-name="T9">. </text:span></text:p>
      <text:p text:style-name="P11"><text:s/></text:p>
      <text:p text:style-name="P11"><text:span text:style-name="T9">4</text:span>.<text:span text:style-name="T9">if you have additional configuration scripts for the software that would like to run after the node is boot up, copy the script to /install/postscripts directory and add the confirmation script to the </text:span><text:span text:style-name="T1">postscripts</text:span><text:span text:style-name="T9"> table.</text:span></text:p>
      <text:p text:style-name="P11"><text:span text:style-name="T9"><text:s text:c="4"/></text:span><text:span text:style-name="T1">cp myconfigsctipt </text:span>/install/postscripts/</text:p>
      <text:p text:style-name="P11"><text:s text:c="2"/>chtab node=compute postscripts.postbootscripts=myconfigsctipt</text:p>
      <text:p text:style-name="P11"/>
      <text:p text:style-name="P3">5. Run <text:span text:style-name="T2">nodeset</text:span> command</text:p>
      <text:p text:style-name="P5">nodeset &lt;nodelist&gt; netboot</text:p>
      <text:p text:style-name="P3">or </text:p>
      <text:p text:style-name="P5">nodeset &lt;nodelist&gt; statelite</text:p>
      <text:p text:style-name="P5"/>
      <text:p text:style-name="P3">After setting up, deploy the node as usual. The addition software will be installed and configured during the node deployment.</text:p>
      <text:p text:style-name="P3"/>
      <text:h text:style-name="P44" text:outline-level="1"><text:bookmark-start text:name="__RefHeading__745_2059378448"/><text:s/>Install Additional Software for Stateful Nodes<text:bookmark-end text:name="__RefHeading__745_2059378448"/></text:h>
      <text:p text:style-name="P7"/>
      <text:p text:style-name="P7">1. For rpms from the OS distro, add the new rpm names (without the version number) in the <text:span text:style-name="T2">.pkglist </text:span>file. <text:s/>Also add new group/pattern names in the <text:span text:style-name="T2">.pkglist </text:span>file.</text:p>
      <text:p text:style-name="P7"><text:soft-page-break/>For example, file <text:span text:style-name="T2">/install/custom/install/sles/compute.pkglist</text:span><text:span text:style-name="T8"> will look like this after adding </text:span><text:span text:style-name="T2">perl-DBI:</text:span></text:p>
      <text:p text:style-name="P12"><text:s text:c="2"/>@ base</text:p>
      <text:p text:style-name="P12"><text:s text:c="2"/>@ x11</text:p>
      <text:p text:style-name="P12"><text:s text:c="2"/>openssl</text:p>
      <text:p text:style-name="P12"><text:s text:c="2"/>xntp</text:p>
      <text:p text:style-name="P12"><text:s text:c="2"/>rsync</text:p>
      <text:p text:style-name="P12"><text:s text:c="2"/>perl-DBI</text:p>
      <text:p text:style-name="P7">Please see Appendix B for the format of a <text:span text:style-name="T2">.pkglist </text:span>file.</text:p>
      <text:p text:style-name="P7"/>
      <text:p text:style-name="P7">Update the OS distro rpms on the management node using the <text:span text:style-name="T2">copycds</text:span> command.</text:p>
      <text:p text:style-name="P12"/>
      <text:p text:style-name="P7"/>
      <text:p text:style-name="P7">2. For non OS distro rpms, <text:s/>add the new rpm names (without version number) with their subdirectories into the <text:span text:style-name="T2">.otherpkgs.pkglist</text:span> file.</text:p>
      <text:p text:style-name="P7">Copy the new or updated rpms you are going to add/update to</text:p>
      <text:p text:style-name="P11"><text:s/><text:span text:style-name="T1">/install/post/otherpkgs/&lt;os&gt;/&lt;arch&gt;/*</text:span> <text:span text:style-name="T9">directory or its subdirectories.</text:span></text:p>
      <text:p text:style-name="P7"/>
      <text:p text:style-name="P7">For example, file <text:span text:style-name="T2">/install/custom/install/sles/compute.otherpkgs.pkglist</text:span> will look like this if you want to add RSCT packages (src, rsct.core and rsct.core.utils):</text:p>
      <text:p text:style-name="P12"><text:s text:c="2"/>src </text:p>
      <text:p text:style-name="P11"><text:s text:c="2"/>rsct.core </text:p>
      <text:p text:style-name="P12"><text:span text:style-name="T11"><text:s text:c="2"/></text:span>rsct.core.utils</text:p>
      <text:p text:style-name="P7">If you have copied the rpms into a subdirectory, say rsct, then the file should be look like this:</text:p>
      <text:p text:style-name="P12"><text:s text:c="2"/>rsct/src </text:p>
      <text:p text:style-name="P11"><text:s text:c="2"/>rsct/rsct.core </text:p>
      <text:p text:style-name="P12"><text:span text:style-name="T11"><text:s text:c="2"/>rsct/</text:span>rsct.core.utils</text:p>
      <text:p text:style-name="P7">Please see Appendix A for the format of a <text:span text:style-name="T2">otherpkgs.pkglist </text:span>file.</text:p>
      <text:p text:style-name="P7"/>
      <text:p text:style-name="P15">You should create repodata for the <text:span text:style-name="T2">/install/post/otherpkgs/&lt;os&gt;/&lt;arch&gt;/ </text:span><text:span text:style-name="T9">directory</text:span><text:span text:style-name="T2">. </text:span><text:span text:style-name="T12">The repodata is necessary for “yum” and “zypper” to know about the repository. </text:span></text:p>
      <text:p text:style-name="P19"/>
      <text:p text:style-name="P19">The command “createrepo” is used to create repodata, before executing the command, please make sure the “createrepo” rpm package is installed. Remember that on SLES11, the “createrepo” rpm package is in the SLE-11-SDK-DVD Media 1 ISO, not in the install ISO.</text:p>
      <text:p text:style-name="P19"/>
      <text:p text:style-name="P18"><text:span text:style-name="T12">After “createrepo” is installed, run the following command to create repodata for the directory </text:span><text:span text:style-name="T17">/install/post/otherpkgs/&lt;os&gt;/&lt;arch&gt;/.</text:span></text:p>
      <text:p text:style-name="P12"><text:s/>createrepo /install/post/otherpkgs/&lt;os&gt;/&lt;arch&gt;/</text:p>
      <text:p text:style-name="P12"/>
      <text:p text:style-name="P7"/>
      <text:list xml:id="list36505358" text:style-name="L1">
        <text:list-header>
          <text:p text:style-name="P33"><text:span text:style-name="T9">3. If 'otherpkgs' is not already in the </text:span><text:span text:style-name="T11">postscripts</text:span><text:span text:style-name="T9"> table, add it to either the </text:span><text:span text:style-name="T11">xcatdefaults</text:span><text:span text:style-name="T9"> row or a row specifically for your node or nodegroup. <text:s/>The otherpkgs script name should be added to the </text:span><text:span text:style-name="T11">postbootscripts</text:span><text:span text:style-name="T9"> attribute (for newer xcat releases) or the </text:span><text:span text:style-name="T11">postscripts</text:span><text:span text:style-name="T9"> attribute (for older xcat releases). <text:s/>For example:</text:span></text:p>
        </text:list-header>
      </text:list>
      <text:p text:style-name="P22">chtab node=compute postscripts.postbootscripts+=otherpkgs</text:p>
      <text:p text:style-name="P8"><text:soft-page-break/></text:p>
      <text:p text:style-name="P11"><text:span text:style-name="T9">4. If you have additional configuration scripts for the software that would like to run after the node is booted up, <text:s/>copy the script to /install/postscripts directory and add the configuration script to the </text:span><text:span text:style-name="T1">postscripts</text:span><text:span text:style-name="T9"> table. <text:s/>For example:</text:span></text:p>
      <text:p text:style-name="P11"><text:span text:style-name="T9"><text:s text:c="4"/></text:span><text:span text:style-name="T1">cp myconfigsctipt </text:span>/install/postscripts/</text:p>
      <text:p text:style-name="P11"><text:s text:c="2"/>chtab node=compute postscripts.postbootscripts+=myconfigsctipt</text:p>
      <text:p text:style-name="P11"/>
      <text:p text:style-name="P3">5. Run <text:span text:style-name="T2">nodeset</text:span> command</text:p>
      <text:p text:style-name="P5">nodeset &lt;nodelist&gt; install</text:p>
      <text:p text:style-name="P9"/>
      <text:p text:style-name="P3">After setting this up, deploy the node as usual. The addition software will be installed and configured during the node deployment.</text:p>
      <text:p text:style-name="P3"/>
      <text:h text:style-name="P44" text:outline-level="1"><text:bookmark-start text:name="__RefHeading__747_2059378448"/><text:s/>Install Additional Software for Stateful Nodes after the Nodes are Up and Running<text:bookmark-end text:name="__RefHeading__747_2059378448"/></text:h>
      <text:p text:style-name="P9"/>
      <text:p text:style-name="Default_20_Text">1. follow step 1-5 in chapter 3.</text:p>
      <text:p text:style-name="P9"/>
      <text:p text:style-name="P7">2. run updatenode command</text:p>
      <text:p text:style-name="P11"><text:span text:style-name="T9"><text:s text:c="2"/></text:span><text:span text:style-name="T1">updatenode &lt;noderange&gt; -S</text:span></text:p>
      <text:p text:style-name="P11"><text:span text:style-name="T9">The</text:span><text:span text:style-name="T1"> -S </text:span><text:span text:style-name="T9">flag updates the nodes with all the new or updated rpms specified in both </text:span><text:span text:style-name="T1">.pkglist</text:span><text:span text:style-name="T9"> and .</text:span><text:span text:style-name="T1">otherpkgs.pkglist</text:span><text:span text:style-name="T9">.</text:span></text:p>
      <text:p text:style-name="P7">If you just want the rpms from the os distro get updated on the nodes, run</text:p>
      <text:p text:style-name="P11"><text:span text:style-name="T9"><text:s text:c="2"/></text:span><text:span text:style-name="T1">updatenode &lt;noderange&gt; ospkgs</text:span></text:p>
      <text:p text:style-name="P7">If you just want the rpms from non os distro get updated on the nodes, run</text:p>
      <text:p text:style-name="P17"><text:span text:style-name="T9"><text:s/></text:span><text:span text:style-name="T1">updatenode &lt;noderange&gt; otherpkgs</text:span></text:p>
      <text:p text:style-name="P7"/>
      <text:p text:style-name="P7">If you have a configuration script (as mentioned in step 4 of the previous chapter), run</text:p>
      <text:p text:style-name="P4"><text:span text:style-name="T22"><text:s text:c="2"/></text:span><text:span text:style-name="T3">updatenode &lt;noderange&gt; ospkgs,otherpkgs,myconfigscript <text:s text:c="4"/></text:span></text:p>
      <text:p text:style-name="P35"/>
      <text:h text:style-name="P45" text:outline-level="1"><text:s/>Install Additional Software for Statelite Nodes after the Nodes are Up and Running</text:h>
      <text:p text:style-name="P6">Please refer to chapter 5 of <text:a xlink:type="simple" xlink:href="http://xcat.svn.sourceforge.net/viewvc/xcat/xcat-core/trunk/xCAT-client/share/doc/xCAT-Statelite.pdf">the statelite cookbook</text:a> for <text:span text:style-name="T20">“</text:span><text:span text:style-name="T21">Adding/updating software and files for the running nodes”.</text:span></text:p>
      <text:h text:style-name="P46" text:outline-level="1"><text:bookmark-start text:name="__RefHeading__749_2059378448"/><text:s/>Rerun Postscripts or Run Additional Scripts with the updatenode Command<text:bookmark-end text:name="__RefHeading__749_2059378448"/></text:h>
      <text:p text:style-name="P9"/>
      <text:p text:style-name="P15"><text:span text:style-name="T12">You can use </text:span><text:span text:style-name="T17">updatenode</text:span><text:span text:style-name="T12"> command to perform the following functions after the nodes are up and running:</text:span></text:p>
      <text:list xml:id="list36504251" text:style-name="L2">
        <text:list-item>
          <text:p text:style-name="P31">install additional software for stateful nodes (described in chapter 4) </text:p>
        </text:list-item>
        <text:list-item>
          <text:p text:style-name="P36"><text:span text:style-name="T23">run postscripts defined in the </text:span><text:span text:style-name="T4">postscripts</text:span><text:span text:style-name="T23"> table for stateful, stateless and statelite nodes. <text:s/></text:span></text:p>
        </text:list-item>
        <text:list-item>
          <text:p text:style-name="P31"><text:soft-page-break/>run any script for both stateful, stateless and statelite nodes.</text:p>
          <text:p text:style-name="P37">The later 2 functions works on AIX as well. </text:p>
          <text:p text:style-name="P37"/>
          <text:p text:style-name="P37">The following are some examples of how to use it:</text:p>
          <text:p text:style-name="P37">To re-run all the postscripts for the nodes:</text:p>
          <text:p text:style-name="P36"><text:span text:style-name="T23"><text:s text:c="2"/></text:span><text:span text:style-name="T4"><text:s/>updatenode &lt;noderange&gt; </text:span></text:p>
          <text:p text:style-name="P40"/>
          <text:p text:style-name="P37">To re-run the syslog postscripts for the nodes:</text:p>
          <text:p text:style-name="P36"><text:span text:style-name="T23"><text:s text:c="2"/></text:span><text:span text:style-name="T4"><text:s/>updatenode &lt;noderange&gt; syslog</text:span></text:p>
          <text:p text:style-name="P37"/>
          <text:p text:style-name="P38">To run a list of scripts, make sure the scripts are copied to /install/postscripts directory, then</text:p>
          <text:p text:style-name="P39"><text:span text:style-name="T23"><text:s/></text:span><text:span text:style-name="T4"><text:s text:c="2"/>updatenode &lt;noderange&gt; script1,script2</text:span></text:p>
          <text:p text:style-name="P38"/>
          <text:p text:style-name="P39"><text:span text:style-name="T23">Note: </text:span><text:span text:style-name="T4">script1,script2 </text:span><text:span text:style-name="T23">may or may not be defined in the </text:span><text:span text:style-name="T4">postscripts</text:span><text:span text:style-name="T23"> table. However if <text:s/>you want script1 and script2 get invoked next time the nodes are deployed, add them into the </text:span><text:span text:style-name="T4">postscripts</text:span><text:span text:style-name="T23"> table.</text:span></text:p>
        </text:list-item>
      </text:list>
      <text:p text:style-name="P9"/>
      <text:h text:style-name="P44" text:outline-level="1"><text:bookmark-start text:name="__RefHeading__751_2059378448"/><text:s/>Appendix A: <text:s/>File Format for otherpkgs.pkglist File<text:bookmark-end text:name="__RefHeading__751_2059378448"/></text:h>
      <text:p text:style-name="P9"/>
      <text:p text:style-name="P7">The otherpkgs.pklist file can contain the following types of entries:</text:p>
      <text:list xml:id="list36511828" text:style-name="L3">
        <text:list-item>
          <text:p text:style-name="P41">rpm name without version numbers </text:p>
        </text:list-item>
        <text:list-item>
          <text:p text:style-name="P41">otherpkgs subdirectory plus rpm name </text:p>
        </text:list-item>
        <text:list-item>
          <text:p text:style-name="P41">blank lines</text:p>
        </text:list-item>
        <text:list-item>
          <text:p text:style-name="P41">comment lines starting with “#”</text:p>
        </text:list-item>
        <text:list-item>
          <text:p text:style-name="P41">#INCLUDE: &lt;full file path&gt;# <text:s/>to include other pkglist files</text:p>
        </text:list-item>
        <text:list-item>
          <text:p text:style-name="P41">#NEW_INSTALL_LIST# to signify that the following rpms will be installed with a new rpm install command (zypper, yum, or rpm as determined by the function using this file)</text:p>
        </text:list-item>
        <text:list-item>
          <text:p text:style-name="P41">rpms to remove <text:span text:style-name="T24">before</text:span> installing marked with a “-”</text:p>
        </text:list-item>
        <text:list-item>
          <text:p text:style-name="P41">rpms to remove <text:span text:style-name="T24">after</text:span> installing marked with a “--”</text:p>
        </text:list-item>
      </text:list>
      <text:p text:style-name="P7">These are described in more details in the following sections.</text:p>
      <text:p text:style-name="P7"/>
      <text:p text:style-name="Heading_20_2">7.1 RPM Names</text:p>
      <text:p text:style-name="P15"><text:span text:style-name="T12">A simple </text:span><text:span text:style-name="T17">otherpkgs.pkglist </text:span><text:span text:style-name="T12">file just contains the the name of the rpm file without the version numbers. </text:span></text:p>
      <text:p text:style-name="P7">For example, if you put the following three rpms under <text:span text:style-name="T2">/install/post/otherpkgs/&lt;os&gt;/&lt;arch&gt;/ </text:span>directory<text:span text:style-name="T2">,</text:span></text:p>
      <text:p text:style-name="P12"><text:s text:c="4"/>rsct.core-2.5.3.1-09120.ppc.rpm <text:s/></text:p>
      <text:p text:style-name="P12"><text:s text:c="4"/>rsct.core.utils-2.5.3.1-09118.ppc.rpm <text:s/></text:p>
      <text:p text:style-name="P12"><text:s text:c="4"/>src-1.3.0.4-09118.ppc.rpm</text:p>
      <text:p text:style-name="P7">The otherpkgs.pkglist file will be like this:</text:p>
      <text:p text:style-name="P12"><text:s text:c="3"/>src </text:p>
      <text:p text:style-name="P11"><text:s text:c="3"/>rsct.core </text:p>
      <text:p text:style-name="P16"><text:span text:style-name="T19"><text:s text:c="3"/></text:span><text:span text:style-name="T18">rsct.core.utils</text:span></text:p>
      <text:p text:style-name="Heading_20_2"><text:soft-page-break/>7.2 RPM Names with otherpkgs Subdirectories</text:p>
      <text:p text:style-name="P7"/>
      <text:p text:style-name="P7">If you create a subdirectory under <text:span text:style-name="T2">/install/post/otherpkgs/&lt;os&gt;/&lt;arch&gt;/, </text:span>say<text:span text:style-name="T2"> rsct, </text:span>the <text:span text:style-name="T2">otherpkgs.pkglist</text:span> file will be like this:</text:p>
      <text:p text:style-name="P12"><text:s text:c="2"/>rsct/src </text:p>
      <text:p text:style-name="P11"><text:s text:c="2"/>rsct/rsct.core </text:p>
      <text:p text:style-name="P16"><text:span text:style-name="T19"><text:s text:c="2"/>rsct/</text:span><text:span text:style-name="T18">rsct.core.utils</text:span></text:p>
      <text:p text:style-name="P12"/>
      <text:p text:style-name="Heading_20_2">7.3 Include Other pkglist Files</text:p>
      <text:p text:style-name="P7"/>
      <text:p text:style-name="P10">The #INCLUDE statement is supported in xCAT 2.3 and later.</text:p>
      <text:p text:style-name="P7"/>
      <text:p text:style-name="P15"><text:span text:style-name="T12">You can group some rpms in a file and include that file in the <text:s/></text:span><text:span text:style-name="T17">otherpkgs.pkglist</text:span><text:span text:style-name="T12"> file using </text:span><text:span text:style-name="T17">#INCLUDE:&lt;file&gt;#</text:span><text:span text:style-name="T12"> format.</text:span></text:p>
      <text:p text:style-name="P12"><text:s text:c="2"/>rsct/src </text:p>
      <text:p text:style-name="P11"><text:s text:c="2"/>rsct/rsct.core </text:p>
      <text:p text:style-name="P12"><text:span text:style-name="T11"><text:s text:c="2"/>rsct/</text:span>rsct.core.utils</text:p>
      <text:p text:style-name="P12"><text:s text:c="2"/>#INCLUDE:/install/post/otherpkgs/myotherlist#</text:p>
      <text:p text:style-name="P12"><text:span text:style-name="T9">where</text:span> /install/post/otherpkgs/myotherlist <text:span text:style-name="T9">is another package list file that follows the same format. </text:span></text:p>
      <text:p text:style-name="P7"/>
      <text:p text:style-name="P7">Note the trailing “#” character at the end of the line. <text:s/>It is important to specify this character for correct pkglist parsing.</text:p>
      <text:p text:style-name="P7"/>
      <text:p text:style-name="Heading_20_2">7.4 Multiple Install Lists</text:p>
      <text:p text:style-name="P7"/>
      <text:p text:style-name="P10">The #NEW_INSTALL_LIST# <text:s/>statement is supported in xCAT 2.4 and later.</text:p>
      <text:p text:style-name="P7"/>
      <text:p text:style-name="P7">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p>
      <text:p text:style-name="P7"/>
      <text:p text:style-name="P7">For example:</text:p>
      <text:p text:style-name="P21">compilers/vacpp.rte</text:p>
      <text:p text:style-name="P21">compilers/vac.lib</text:p>
      <text:p text:style-name="P21">compilers/vacpp.lib</text:p>
      <text:p text:style-name="P21">compilers/vacpp.rte.lnk</text:p>
      <text:p text:style-name="P21">#NEW_INSTALL_LIST#</text:p>
      <text:p text:style-name="P21">pe/IBM_pe_license</text:p>
      <text:p text:style-name="P34"/>
      <text:p text:style-name="P43">7.5 Remove RPMs Before Installing</text:p>
      <text:p text:style-name="P7"/>
      <text:p text:style-name="P10"><text:soft-page-break/>The “-” syntax is supported in xCAT 2.3 and later.</text:p>
      <text:p text:style-name="P7"/>
      <text:p text:style-name="P7">You can also specify in this file that certain rpms to be removed before installing the new software. <text:s/>This is done by adding '-' before the rpm names you want to remove. For example: </text:p>
      <text:p text:style-name="P12"><text:s text:c="2"/>rsct/src </text:p>
      <text:p text:style-name="P11"><text:s text:c="2"/>rsct/rsct.core </text:p>
      <text:p text:style-name="P12"><text:span text:style-name="T11"><text:s text:c="2"/>rsct/</text:span>rsct.core.utils</text:p>
      <text:p text:style-name="P12"><text:s text:c="2"/>#INCLUDE:/install/post/otherpkgs/myotherlist#</text:p>
      <text:p text:style-name="P12"><text:span text:style-name="T9"><text:s text:c="4"/></text:span><text:span text:style-name="T11">-perl-doc</text:span></text:p>
      <text:p text:style-name="P7"/>
      <text:p text:style-name="P7">If you have #NEW_INSTALL_LIST# separators in your pkglist file, the rpms will be removed before the install of the sublist that the “-&lt;rpmname&gt;” appears in.</text:p>
      <text:p text:style-name="P7"/>
      <text:p text:style-name="Heading_20_2">7.6 Remove RPMs After Installing</text:p>
      <text:p text:style-name="P7"/>
      <text:p text:style-name="P10">The “--” syntax is supported in xCAT 2.3 and later.</text:p>
      <text:p text:style-name="P7"/>
      <text:p text:style-name="P7">You can also specify in this file that certain rpms to be removed after installing the new software. <text:s/>This is done by adding '--' before the rpm names you want to remove. For example: </text:p>
      <text:p text:style-name="P21">pe/IBM_pe_license</text:p>
      <text:p text:style-name="P21">--ibm-java2-ppc64-jre</text:p>
      <text:p text:style-name="P11"/>
      <text:p text:style-name="P7">If you have #NEW_INSTALL_LIST# separators in your pkglist file, the rpms will be removed after the install of the sublist that the “--&lt;rpmname&gt;” appears in.</text:p>
      <text:p text:style-name="P11"/>
      <text:h text:style-name="P44" text:outline-level="1"><text:s/>Appendix B: <text:s/>File Format for .pkglist File</text:h>
      <text:p text:style-name="P9"/>
      <text:p text:style-name="P7">The .pklist file is used to specify the rpm and the group/pattern names from os distro that will be installed on the nodes. It can contain the following types of entries:</text:p>
      <text:list xml:id="list36526735" text:continue-numbering="true" text:style-name="L3">
        <text:list-item>
          <text:p text:style-name="P41">rpm name without version numbers </text:p>
        </text:list-item>
        <text:list-item>
          <text:p text:style-name="P41">group/pattern name marked with a '@' (for full install only)</text:p>
        </text:list-item>
        <text:list-item>
          <text:p text:style-name="P41">rpms to removed after the installation marked with a “-” <text:s/>(for full install only)</text:p>
        </text:list-item>
      </text:list>
      <text:p text:style-name="P7">These are described in more details in the following sections.</text:p>
      <text:p text:style-name="P7"/>
      <text:p text:style-name="Heading_20_2">8.1 RPM Names</text:p>
      <text:p text:style-name="P15"><text:span text:style-name="T12">A simple </text:span><text:span text:style-name="T17">.pkglist </text:span><text:span text:style-name="T12">file just contains the the name of the rpm file without the version numbers. </text:span></text:p>
      <text:p text:style-name="P7">For example, </text:p>
      <text:p text:style-name="P12"><text:s text:c="2"/>openssl</text:p>
      <text:p text:style-name="P12"><text:s text:c="2"/>xntp</text:p>
      <text:p text:style-name="P12"><text:s text:c="2"/>rsync</text:p>
      <text:p text:style-name="Heading_20_2"><text:soft-page-break/>8.2 Group/Pattern Names</text:p>
      <text:p text:style-name="P7">It is only supported for statefull deployment. <text:s/></text:p>
      <text:p text:style-name="P16"><text:span text:style-name="T13">In Linux, a groups of rpms can be packaged together into one package. It is called a </text:span><text:span text:style-name="T14">group</text:span><text:span text:style-name="T13"> on RedHat, CentOS, Fedora and Scientific Linux. To get the a list of <text:s/>available groups, run</text:span></text:p>
      <text:p text:style-name="P12">yum grouplist</text:p>
      <text:p text:style-name="P16"><text:span text:style-name="T13">On SLES, it is called a </text:span><text:span text:style-name="T14">pattern</text:span><text:span text:style-name="T13">. To list all the available patterns, run</text:span></text:p>
      <text:p text:style-name="P16"><text:span text:style-name="T13"><text:s/></text:span><text:span text:style-name="T18">zypper se -t pattern</text:span></text:p>
      <text:p text:style-name="P12"/>
      <text:p text:style-name="P7">You can specify in this file the group/pattern names by adding a '@' and a space before the group/pattern names. For example: </text:p>
      <text:p text:style-name="P12"><text:s text:c="2"/>@ base</text:p>
      <text:p text:style-name="Heading_20_2">8.3 Remove RPMs After Installing</text:p>
      <text:p text:style-name="P7">It is only supported for statefull deployment. </text:p>
      <text:p text:style-name="P7">You can specify in this file that certain rpms to be removed after installing the new software. <text:s/>This is done by adding '-' before the rpm names you want to remove. For example: </text:p>
      <text:p text:style-name="P13"><text:s text:c="2"/>-wge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2" style:display-name="1.Heading 2" style:family="paragraph" style:parent-style-name="Heading_20_2" style:next-style-name="Text_20_Body_20_Single"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How to Install Additional Software</dc:title>
    <dc:title>xCAT 2  How to Install Additional Software</dc:title>
    <meta:initial-creator>IBM_USER</meta:initial-creator>
    <meta:creation-date>2008-03-11T09:00:00</meta:creation-date>
    <dc:date>2010-08-06T16:39:42.87</dc:date>
    <meta:printed-by>Ling Gao</meta:printed-by>
    <meta:print-date>2008-05-30T09:51:10</meta:print-date>
    <dc:language>en-US</dc:language>
    <meta:editing-cycles>281</meta:editing-cycles>
    <meta:editing-duration>PT83H15M32S</meta:editing-duration>
    <meta:document-statistic meta:table-count="0" meta:image-count="0" meta:object-count="0" meta:page-count="9" meta:paragraph-count="232" meta:word-count="2184" meta:character-count="14459"/>
    <meta:user-defined meta:name="Info 1"/>
    <meta:user-defined meta:name="Info 2"/>
    <meta:user-defined meta:name="Info 3"/>
    <meta:user-defined meta:name="Info 4"/>
  </office:meta>
</office:document-meta>
</file>